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neral Process to convert a module</text:p>
      <text:p text:style-name="Standard"/>
      <text:p text:style-name="Standard">Getting Arguments from Existing System:</text:p>
      <text:p text:style-name="Standard"/>
      <text:p text:style-name="Standard"><text:tab/>Open CygWin and navigate to the main directory in the source tree. Execute 'source winenv.set.sh' and then change to the instsetoo_native directory. Run 'build –all:xxx', where xxx is the module name and redirect the output to a file. (You will have to manually cancel the build after all of the files are created)</text:p>
      <text:p text:style-name="Standard"><text:tab/>Open this file and remove any text that came from later modules (search for Building module and delete anything after the second occurrence). Each portion of the module should begin with 'Entering directory xxx'; this should be followed by a bunch of calls to cl.exe. Copy one of these commands and make these changes:</text:p>
      <text:p text:style-name="Standard"><text:tab/>Modify the paths to relative paths from the main directory: generally this consists of deleting all '../..' commands and replacing 'C:\steve\TestAea\main' with '..' .Other changes may be necessary.</text:p>
      <text:p text:style-name="Standard"><text:tab/>Remove the last two arguments; these should be -Fsomepath and the name of the file that is being compiled.</text:p>
      <text:p text:style-name="Standard"><text:tab/>Remove include paths of the sort '<text:a xlink:type="simple" xlink:href="../../../../../Program">C:\Program</text:a> Files...'</text:p>
      <text:p text:style-name="Standard"/>
      <text:p text:style-name="Standard">Setting up VcProj file:</text:p>
      <text:p text:style-name="Standard"><text:tab/>Create a new empty project in the module directory. Make sure that it is in the main directory, and not the subdirectory that Visual Studio insists on making; this can be fixed by removing the project from the solution, moving the vcproj file, and then re-adding the project. Open the project properties window and go to the general section. Set the output directory to wherever the final file was made in the original build system, and the intermediate directory to where the object files were placed. Set the name and extension, and then set the Platform toolset to 2010.</text:p>
      <text:p text:style-name="Standard"><text:tab/>Next open the C++ section and clear every setting, and copy the from the original build system into the command line section. Do the same for the linker section if link.exe was called in the original program. Finally, add the necessary source files to the project and attempt to buil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3T18:41:01.84</meta:creation-date>
    <dc:date>2014-04-03T19:18:23.45</dc:date>
    <meta:editing-duration>PT37M15S</meta:editing-duration>
    <meta:editing-cycles>14</meta:editing-cycles>
    <meta:generator>OpenOffice.org/3.4.1$Win32 OpenOffice.org_project/341m1$Build-9593</meta:generator>
    <meta:document-statistic meta:table-count="0" meta:image-count="0" meta:object-count="0" meta:page-count="1" meta:paragraph-count="10" meta:word-count="327" meta:character-count="1954"/>
  </office:meta>
</office:document-meta>
</file>